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25-09-23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25-04-15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24-09-2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24-05-06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23-10-06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23-04-27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22-09-2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22-04-2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21-09-2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21-04-23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20-09-23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19-09-2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19-04-1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18-09-0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18-04-2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17-09-29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17-04-1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16-09-2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16-04-1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15-09-1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15-04-2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14-09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14-04-2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13-09-20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13-04-2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12-09-05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12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11-09-2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11-04-2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10-09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10-04-30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9-09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9-04-17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8-09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7-03-30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6-09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6-03-2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5-09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5-06-2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5-06-0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5-05-02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5-04-0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5-03-09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5-02-0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5-01-0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4-12-02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4-10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4-09-3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4-09-0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4-07-3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4-07-0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4-05-2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4-04-2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4-03-30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4-03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4-01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3-12-2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3-11-2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3-10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3-09-2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3-08-2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3-07-2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0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200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9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9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8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7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6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4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4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3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3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3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2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2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1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1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0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9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9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9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9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9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9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9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9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9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8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8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8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8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5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3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3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8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48076172001</text:p>
          </table:table-cell>
          <table:table-cell office:value-type="string" calcext:value-type="string">
            <text:p>QA Eb 113</text:p>
          </table:table-cell>
          <table:table-cell office:value-type="string" calcext:value-type="string">
            <text:p>197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6" meta:object-count="0"/>
    <meta:user-defined meta:name="AppVersion">3.0</meta:user-defined>
  </office:meta>
</office:document-meta>
</file>